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text-position="0% 100%" fo:font-weight="bold" officeooo:rsid="0017b133" officeooo:paragraph-rsid="00061fc7" style:font-weight-asian="bold" style:font-weight-complex="bold"/>
    </style:style>
    <style:style style:name="P2" style:family="paragraph" style:parent-style-name="Standard">
      <style:text-properties officeooo:rsid="0014f124" officeooo:paragraph-rsid="00061fc7"/>
    </style:style>
    <style:style style:name="P3" style:family="paragraph" style:parent-style-name="Standard">
      <style:text-properties officeooo:rsid="00179104" officeooo:paragraph-rsid="00061fc7"/>
    </style:style>
    <style:style style:name="P4" style:family="paragraph" style:parent-style-name="Standard">
      <style:text-properties style:text-position="0% 100%" officeooo:rsid="001659fa" officeooo:paragraph-rsid="00061fc7"/>
    </style:style>
    <style:style style:name="P5" style:family="paragraph" style:parent-style-name="Standard">
      <style:text-properties style:text-position="0% 100%" officeooo:rsid="0017b133" officeooo:paragraph-rsid="00061fc7"/>
    </style:style>
    <style:style style:name="P6" style:family="paragraph" style:parent-style-name="Standard">
      <style:text-properties fo:color="#ff0000" style:text-position="0% 100%" fo:font-weight="bold" officeooo:rsid="0017b133" officeooo:paragraph-rsid="00061fc7" style:font-weight-asian="bold" style:font-weight-complex="bold"/>
    </style:style>
    <style:style style:name="T1" style:family="text">
      <style:text-properties officeooo:rsid="001ba635"/>
    </style:style>
    <style:style style:name="T2" style:family="text">
      <style:text-properties officeooo:rsid="001f1e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ur Program</text:p>
      <text:p text:style-name="P2"/>
      <text:p text:style-name="P2">1 – Entendi sobre scientific notation e E – notation. Mas, ainda não sei como resolver o problema que está no livro “How would you get the decimal answer for 8/3? Deveria ser 8.0e3?</text:p>
      <text:p text:style-name="P2"/>
      <text:p text:style-name="P3">2 – Do Test your knowledge “Como escreveria 17,000,000 em E-notation. Escreveria como 17e6, mas, deveria colocar um ponto (.) entre o número 1 e 7?</text:p>
      <text:p text:style-name="P4"/>
      <text:p text:style-name="P5">3 – No Test Your Knowledge pergunta como eu escreveria 4.56e-5 com o E-notation. Mas, ao ver o mesmo programa no python não deveria estar 4.56e-5? no python ficou como 4.56. Cadê o -5?</text:p>
      <text:p text:style-name="P5"/>
      <text:p text:style-name="P6"><text:span text:style-name="T1">Anotação para mim</text:span>: esse quarto programa está incompleto porque falta eu terminar o Try it out. Que eu não fiz porque preciso <text:span text:style-name="T2">revisar</text:span> algumas matérias para conseguir fazer esse exercíci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7:25:56.655547916</meta:creation-date>
    <dc:date>2017-03-09T07:26:21.113902584</dc:date>
    <meta:editing-duration>PT24S</meta:editing-duration>
    <meta:editing-cycles>1</meta:editing-cycles>
    <meta:document-statistic meta:table-count="0" meta:image-count="0" meta:object-count="0" meta:page-count="1" meta:paragraph-count="5" meta:word-count="122" meta:character-count="710" meta:non-whitespace-character-count="589"/>
    <meta:generator>LibreOffice/5.1.4.2$Linux_X86_64 LibreOffice_project/10m0$Build-2</meta:generator>
  </office:meta>
</office:document-meta>
</file>